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52a" officeooo:paragraph-rsid="0009f52a"/>
    </style:style>
    <style:style style:name="P2" style:family="paragraph" style:parent-style-name="Standard">
      <style:text-properties officeooo:rsid="000b3b81" officeooo:paragraph-rsid="000b3b81"/>
    </style:style>
    <style:style style:name="P3" style:family="paragraph" style:parent-style-name="Standard">
      <style:text-properties style:text-underline-style="solid" style:text-underline-width="auto" style:text-underline-color="font-color" officeooo:rsid="000b3b81" officeooo:paragraph-rsid="000b3b8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2">test</text:p>
      <text:p text:style-name="P2">test</text:p>
      <text:p text:style-name="P2">etatsa</text:p>
      <text:p text:style-name="P2">t</text:p>
      <text:p text:style-name="P2">as</text:p>
      <text:p text:style-name="P2">ast</text:p>
      <text:p text:style-name="P2">a</text:p>
      <text:p text:style-name="P2">s</text:p>
      <text:p text:style-name="P2">t</text:p>
      <text:p text:style-name="P2">sa</text:p>
      <text:p text:style-name="P2"/>
      <text:p text:style-name="P2">ts</text:p>
      <text:p text:style-name="P2">at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48:26.255931130</meta:creation-date>
    <dc:date>2023-04-28T15:00:29.528621416</dc:date>
    <meta:editing-duration>PT3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13" meta:character-count="33" meta:non-whitespace-character-count="33"/>
  </office:meta>
</office:document-meta>
</file>